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uchoptionen bei Benutzer Index ergänz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office:value-type="string">
            <text:p>CSV-Dateien alter Listen einlesen</text:p>
          </table:table-cell>
          <table:table-cell table:style-name="ce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5"/>
          <table:table-cell table:style-name="ce5" office:value-type="string">
            <text:p>Unsicher, ob Korbfarbe gespeichert wurde</text:p>
          </table:table-cell>
          <table:table-cell table:style-name="ce5" office:value-type="string">
            <text:p>Simone</text:p>
          </table:table-cell>
        </table:table-row>
        <table:table-row table:style-name="ro2">
          <table:table-cell table:style-name="ce5"/>
          <table:table-cell table:style-name="ce5" office:value-type="string">
            <text:p>Eigene Schaltfläche 'abmelden'</text:p>
          </table:table-cell>
          <table:table-cell table:style-name="ce5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20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21T14:06:25</dc:date>
    <dc:creator>Pierre Sugar</dc:creator>
    <meta:editing-duration>P18DT7H41M53S</meta:editing-duration>
    <meta:editing-cycles>52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04" meta:object-count="0"/>
  </office:meta>
</office:document-meta>
</file>